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5cm"/>
    </style:style>
    <style:style style:name="gr3" style:family="graphic" style:parent-style-name="objectwithoutfill">
      <style:graphic-properties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4cm" svg:height="3cm" svg:x="10cm" svg:y="12cm">
          <text:p text:style-name="P1"><text:span text:style-name="T1">DeviceID: INT &lt;&lt;PK&gt;&gt;</text:span></text:p>
          <text:p text:style-name="P1"><text:span text:style-name="T2">AuthKey: 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1cm" svg:x="10cm" svg:y="11cm">
          <text:p text:style-name="P3"><text:span text:style-name="T3">Auth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cm" svg:x="16cm" svg:y="12cm">
          <text:p text:style-name="P1"><text:span text:style-name="T1">ID: INT &lt;&lt;PK&gt;&gt;</text:span></text:p>
          <text:p text:style-name="P1"><text:span text:style-name="T2">Date: TIMESTAMP</text:span></text:p>
          <text:p text:style-name="P1"><text:span text:style-name="T2">Notified: B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1cm" svg:x="16cm" svg:y="11cm">
          <text:p text:style-name="P3"><text:span text:style-name="T3">Intr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cm" svg:x="13cm" svg:y="6cm">
          <text:p text:style-name="P1"><text:span text:style-name="T2">Active: B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1cm" svg:x="13cm" svg:y="5cm">
          <text:p text:style-name="P3"><text:span text:style-name="T3">Do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3cm" svg:y1="11cm" svg:x2="14cm" svg:y2="9cm">
          <text:p/>
        </draw:line>
        <draw:line draw:style-name="gr3" draw:text-style-name="P5" draw:layer="layout" svg:x1="16cm" svg:y1="9cm" svg:x2="17cm" svg:y2="11cm">
          <text:p/>
        </draw:line>
        <draw:frame draw:style-name="gr4" draw:text-style-name="P7" draw:layer="layout" svg:width="0.739cm" svg:height="0.725cm" svg:x="13.861cm" svg:y="8.975cm">
          <draw:text-box>
            <text:p text:style-name="P6"><text:span text:style-name="T4">1</text:span></text:p>
          </draw:text-box>
        </draw:frame>
        <draw:frame draw:style-name="gr4" draw:text-style-name="P7" draw:layer="layout" svg:width="0.807cm" svg:height="0.725cm" svg:x="13.193cm" svg:y="10.275cm">
          <draw:text-box>
            <text:p text:style-name="P6"><text:span text:style-name="T4">N</text:span></text:p>
          </draw:text-box>
        </draw:frame>
        <draw:frame draw:style-name="gr4" draw:text-style-name="P7" draw:layer="layout" svg:width="0.739cm" svg:height="0.725cm" svg:x="15.462cm" svg:y="8.976cm">
          <draw:text-box>
            <text:p text:style-name="P6"><text:span text:style-name="T4">1</text:span></text:p>
          </draw:text-box>
        </draw:frame>
        <draw:frame draw:style-name="gr4" draw:text-style-name="P7" draw:layer="layout" svg:width="0.807cm" svg:height="0.725cm" svg:x="15.994cm" svg:y="10.276cm">
          <draw:text-box>
            <text:p text:style-name="P6"><text:span text:style-name="T4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start="Arrow" draw:marker-end="Arrow" draw:fill="none" draw:fill-gradient-name="Gradient_20_2" draw:fill-hatch-name="Hatching_20_46" draw:fill-image-name="Bitmap_20_1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20:33:29.050000000</meta:creation-date>
    <dc:date>2018-12-10T02:35:35.072000000</dc:date>
    <meta:editing-duration>PT6M12S</meta:editing-duration>
    <meta:editing-cycles>3</meta:editing-cycles>
    <meta:generator>LibreOffice/5.1.6.2$Windows_X86_64 LibreOffice_project/07ac168c60a517dba0f0d7bc7540f5afa45f0909</meta:generator>
    <meta:document-statistic meta:object-count="12"/>
  </office:meta>
</office:document-meta>
</file>